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0" calcext:value-type="float">
            <text:p>0</text:p>
          </table:table-cell>
          <table:table-cell table:formula="of:=[.H2]*2^[.H1]" office:value-type="float" office:value="1" calcext:value-type="float">
            <text:p>1</text:p>
          </table:table-cell>
          <table:table-cell table:formula="of:=SUM([.A3:.H3])"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3:50.321306647</meta:creation-date>
    <dc:date>2018-01-17T12:30:24.130425232</dc:date>
    <meta:editing-duration>PT6M34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